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33.57mm" svg:height="151.93mm" svg:x="86.41mm" svg:y="153.53mm">
            <loext:p draw:notify-on-update-of-ranges="Sheet1.F29:Sheet1.K29 Sheet1.E30:Sheet1.E30 Sheet1.F30:Sheet1.K30 Sheet1.E31:Sheet1.E31 Sheet1.F31:Sheet1.K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weensy</text:p>
          </table:table-cell>
          <table:table-cell office:value-type="string" calcext:value-type="string">
            <text:p>TweenX</text:p>
          </table:table-cell>
          <table:table-cell office:value-type="string" calcext:value-type="string">
            <text:p>Actuate</text:p>
          </table:table-cell>
          <table:table-cell office:value-type="string" calcext:value-type="string">
            <text:p>BetweenAS3</text:p>
          </table:table-cell>
          <table:table-cell office:value-type="string" calcext:value-type="string">
            <text:p>TweenXCo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71" calcext:value-type="float">
            <text:p>4.71</text:p>
          </table:table-cell>
          <table:table-cell office:value-type="float" office:value="6.98" calcext:value-type="float">
            <text:p>6.98</text:p>
          </table:table-cell>
          <table:table-cell office:value-type="float" office:value="15.36" calcext:value-type="float">
            <text:p>15.36</text:p>
          </table:table-cell>
          <table:table-cell office:value-type="float" office:value="31.95" calcext:value-type="float">
            <text:p>31.95</text:p>
          </table:table-cell>
          <table:table-cell office:value-type="float" office:value="58.44" calcext:value-type="float">
            <text:p>58.44</text:p>
          </table:table-cell>
          <table:table-cell/>
          <table:table-cell office:value-type="string" calcext:value-type="string">
            <text:p>Tweensy</text:p>
          </table:table-cell>
          <table:table-cell office:value-type="string" calcext:value-type="string">
            <text:p>TweenX</text:p>
          </table:table-cell>
          <table:table-cell office:value-type="string" calcext:value-type="string">
            <text:p>Actuate</text:p>
          </table:table-cell>
          <table:table-cell office:value-type="string" calcext:value-type="string">
            <text:p>BetweenAS3</text:p>
          </table:table-cell>
          <table:table-cell office:value-type="string" calcext:value-type="string">
            <text:p>TweenXCore</text:p>
          </table:table-cell>
        </table:table-row>
        <table:table-row table:style-name="ro1">
          <table:table-cell/>
          <table:table-cell office:value-type="float" office:value="4.69" calcext:value-type="float">
            <text:p>4.69</text:p>
          </table:table-cell>
          <table:table-cell office:value-type="float" office:value="6.7" calcext:value-type="float">
            <text:p>6.7</text:p>
          </table:table-cell>
          <table:table-cell office:value-type="float" office:value="16.25" calcext:value-type="float">
            <text:p>16.25</text:p>
          </table:table-cell>
          <table:table-cell office:value-type="float" office:value="31.94" calcext:value-type="float">
            <text:p>31.94</text:p>
          </table:table-cell>
          <table:table-cell office:value-type="float" office:value="58.08" calcext:value-type="float">
            <text:p>58.08</text:p>
          </table:table-cell>
          <table:table-cell/>
          <table:table-cell office:value-type="float" office:value="5.12" calcext:value-type="float">
            <text:p>5.12</text:p>
          </table:table-cell>
          <table:table-cell office:value-type="float" office:value="7.14" calcext:value-type="float">
            <text:p>7.14</text:p>
          </table:table-cell>
          <table:table-cell office:value-type="float" office:value="15.76" calcext:value-type="float">
            <text:p>15.76</text:p>
          </table:table-cell>
          <table:table-cell office:value-type="float" office:value="23.25" calcext:value-type="float">
            <text:p>23.25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/>
          <table:table-cell office:value-type="float" office:value="4.65" calcext:value-type="float">
            <text:p>4.65</text:p>
          </table:table-cell>
          <table:table-cell office:value-type="float" office:value="7.03" calcext:value-type="float">
            <text:p>7.03</text:p>
          </table:table-cell>
          <table:table-cell office:value-type="float" office:value="15.11" calcext:value-type="float">
            <text:p>15.11</text:p>
          </table:table-cell>
          <table:table-cell office:value-type="float" office:value="31.57" calcext:value-type="float">
            <text:p>31.57</text:p>
          </table:table-cell>
          <table:table-cell office:value-type="float" office:value="59.12" calcext:value-type="float">
            <text:p>59.12</text:p>
          </table:table-cell>
          <table:table-cell/>
          <table:table-cell office:value-type="float" office:value="5.01" calcext:value-type="float">
            <text:p>5.01</text:p>
          </table:table-cell>
          <table:table-cell office:value-type="float" office:value="7.09" calcext:value-type="float">
            <text:p>7.09</text:p>
          </table:table-cell>
          <table:table-cell office:value-type="float" office:value="16.39" calcext:value-type="float">
            <text:p>16.39</text:p>
          </table:table-cell>
          <table:table-cell office:value-type="float" office:value="26.25" calcext:value-type="float">
            <text:p>26.25</text:p>
          </table:table-cell>
          <table:table-cell office:value-type="float" office:value="41.52" calcext:value-type="float">
            <text:p>41.52</text:p>
          </table:table-cell>
        </table:table-row>
        <table:table-row table:style-name="ro1">
          <table:table-cell/>
          <table:table-cell table:formula="of:=AVERAGE([.B4:.B6])" office:value-type="float" office:value="4.68333333333333" calcext:value-type="float">
            <text:p>4.68333333333333</text:p>
          </table:table-cell>
          <table:table-cell table:formula="of:=AVERAGE([.C4:.C6])" office:value-type="float" office:value="6.90333333333333" calcext:value-type="float">
            <text:p>6.90333333333333</text:p>
          </table:table-cell>
          <table:table-cell table:formula="of:=AVERAGE([.D4:.D6])" office:value-type="float" office:value="15.5733333333333" calcext:value-type="float">
            <text:p>15.5733333333333</text:p>
          </table:table-cell>
          <table:table-cell table:formula="of:=AVERAGE([.E4:.E6])" office:value-type="float" office:value="31.82" calcext:value-type="float">
            <text:p>31.82</text:p>
          </table:table-cell>
          <table:table-cell table:formula="of:=AVERAGE([.F4:.F6])" office:value-type="float" office:value="58.5466666666667" calcext:value-type="float">
            <text:p>58.5466666666667</text:p>
          </table:table-cell>
          <table:table-cell/>
          <table:table-cell table:formula="of:=AVERAGE([.H4:.H6])" office:value-type="float" office:value="5.065" calcext:value-type="float">
            <text:p>5.065</text:p>
          </table:table-cell>
          <table:table-cell table:formula="of:=AVERAGE([.I4:.I6])" office:value-type="float" office:value="7.115" calcext:value-type="float">
            <text:p>7.115</text:p>
          </table:table-cell>
          <table:table-cell table:formula="of:=AVERAGE([.J4:.J6])" office:value-type="float" office:value="16.075" calcext:value-type="float">
            <text:p>16.075</text:p>
          </table:table-cell>
          <table:table-cell table:formula="of:=AVERAGE([.K4:.K6])" office:value-type="float" office:value="24.75" calcext:value-type="float">
            <text:p>24.75</text:p>
          </table:table-cell>
          <table:table-cell table:formula="of:=AVERAGE([.L4:.L6])" office:value-type="float" office:value="38.96" calcext:value-type="float">
            <text:p>38.96</text:p>
          </table:table-cell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weenXCore</text:p>
          </table:table-cell>
          <table:table-cell office:value-type="string" calcext:value-type="string">
            <text:p>BetweenAS3</text:p>
          </table:table-cell>
          <table:table-cell office:value-type="string" calcext:value-type="string">
            <text:p>Actuate</text:p>
          </table:table-cell>
          <table:table-cell office:value-type="string" calcext:value-type="string">
            <text:p>TweenX</text:p>
          </table:table-cell>
          <table:table-cell office:value-type="string" calcext:value-type="string">
            <text:p>Tweensy</text:p>
          </table:table-cell>
          <table:table-cell office:value-type="string" calcext:value-type="string">
            <text:p>Tween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rome(PPAPI)</text:p>
          </table:table-cell>
          <table:table-cell table:style-name="ce1" office:value-type="float" office:value="58.55" calcext:value-type="float">
            <text:p>58.55</text:p>
          </table:table-cell>
          <table:table-cell table:style-name="ce1" office:value-type="float" office:value="31.82" calcext:value-type="float">
            <text:p>31.82</text:p>
          </table:table-cell>
          <table:table-cell table:style-name="ce1" office:value-type="float" office:value="15.57" calcext:value-type="float">
            <text:p>15.57</text:p>
          </table:table-cell>
          <table:table-cell table:style-name="ce1" office:value-type="float" office:value="6.9" calcext:value-type="float">
            <text:p>6.90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0" calcext:value-type="float">
            <text:p>0.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refox(NPAPI)</text:p>
          </table:table-cell>
          <table:table-cell table:style-name="ce1" office:value-type="float" office:value="38.96" calcext:value-type="float">
            <text:p>38.96</text:p>
          </table:table-cell>
          <table:table-cell table:style-name="ce1" office:value-type="float" office:value="24.75" calcext:value-type="float">
            <text:p>24.75</text:p>
          </table:table-cell>
          <table:table-cell table:style-name="ce1" office:value-type="float" office:value="16.08" calcext:value-type="float">
            <text:p>16.08</text:p>
          </table:table-cell>
          <table:table-cell table:style-name="ce1" office:value-type="float" office:value="7.12" calcext:value-type="float">
            <text:p>7.12</text:p>
          </table:table-cell>
          <table:table-cell table:style-name="ce1" office:value-type="float" office:value="5.07" calcext:value-type="float">
            <text:p>5.07</text:p>
          </table:table-cell>
          <table:table-cell table:style-name="ce1" office:value-type="float" office:value="0" calcext:value-type="float">
            <text:p>0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00/00/00</text:date>, <text:time style:data-style-name="N2" text:time-value="22:47:51.42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00:47:13.908000000</meta:creation-date>
    <dc:date>2016-11-18T10:50:59.184000000</dc:date>
    <meta:editing-duration>PT12H29S</meta:editing-duration>
    <meta:editing-cycles>3</meta:editing-cycles>
    <meta:generator>LibreOffice/5.2.3.3$Windows_x86 LibreOffice_project/d54a8868f08a7b39642414cf2c8ef2f228f780cf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Route 159'" style:font-style-name="標準" style:font-family-generic="modern" fo:font-size="14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cccccc"/>
      <style:text-properties fo:font-family="'Route 159 Heavy'" style:font-style-name="Heavy" style:font-family-generic="modern" fo:font-size="18pt" fo:font-weight="bold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65" chart:origin="0" chart:gap-width="40" chart:reverse-direction="false" text:line-break="false" loext:try-staggering-first="false" chart:link-data-style-to-source="true" chart:axis-position="1"/>
      <style:graphic-properties svg:stroke-color="#eeeeee"/>
      <style:text-properties fo:font-family="'Route 159'" style:font-style-name="標準" style:font-family-generic="modern" fo:font-size="14pt" fo:language="ja" fo:country="JP" style:font-size-asian="10pt" style:font-size-complex="10pt"/>
    </style:style>
    <style:style style:name="ch6" style:family="chart">
      <style:chart-properties style:rotation-angle="0"/>
      <style:text-properties fo:font-family="'Route 159'" style:font-style-name="標準" style:font-family-generic="modern" fo:font-size="18pt" style:font-size-asian="9pt" style:font-size-complex="9pt"/>
    </style:style>
    <style:style style:name="ch7" style:family="chart" style:data-style-name="N2">
      <style:chart-properties chart:link-data-style-to-source="true" chart:data-label-number="value" chart:data-label-text="false" chart:data-label-symbol="false" chart:label-position="right"/>
      <style:graphic-properties draw:stroke="none" draw:fill-color="#669999" dr3d:edge-rounding="5%"/>
      <style:text-properties fo:font-family="'Route 159'" style:font-style-name="標準" style:font-family-generic="modern" fo:font-size="16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99cccc" dr3d:edge-rounding="5%"/>
      <style:text-properties fo:font-family="'Route 159'" style:font-style-name="標準" style:font-family-generic="modern" fo:font-size="16pt" style:font-size-asian="10pt" style:font-size-complex="10pt"/>
    </style:style>
    <style:style style:name="ch10" style:family="chart">
      <style:graphic-properties draw:stroke="solid" svg:stroke-color="#eeeeee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58cm" svg:height="15.194cm" xlink:href=".." xlink:type="simple" chart:class="chart:bar" chart:style-name="ch1">
        <chart:legend svg:x="18.041cm" svg:y="0.606cm" style:legend-expansion="custom" chartooo:width="4.664cm" chartooo:height="2.337cm" style:legend-expansion-aspect-ratio="1.99572100984168" chart:style-name="ch2"/>
        <chart:plot-area chart:style-name="ch3" table:cell-range-address="Sheet1.E29:Sheet1.K31" chart:data-source-has-labels="both" svg:x="0.648cm" svg:y="0.297cm" svg:width="22.23cm" svg:height="13.571cm">
          <chartooo:coordinate-region svg:x="4.815cm" svg:y="0.297cm" svg:width="18.063cm" svg:height="12.712cm"/>
          <chart:axis chart:dimension="x" chart:name="primary-x" chart:style-name="ch4" chartooo:axis-type="auto">
            <chartooo:date-scale/>
            <chart:categories table:cell-range-address="Sheet1.F29:Sheet1.K29"/>
          </chart:axis>
          <chart:axis chart:dimension="y" chart:name="primary-y" chart:style-name="ch5">
            <chart:title svg:x="11.858cm" svg:y="13.956cm" chart:style-name="ch6">
              <text:p>FPS</text:p>
            </chart:title>
          </chart:axis>
          <chart:series chart:style-name="ch7" chart:values-cell-range-address="Sheet1.F30:Sheet1.K30" chart:label-cell-address="Sheet1.E30:Sheet1.E30" chart:class="chart:bar">
            <chart:data-point/>
            <chart:data-point chart:style-name="ch8"/>
            <chart:data-point chart:repeated="4"/>
          </chart:series>
          <chart:series chart:style-name="ch9" chart:values-cell-range-address="Sheet1.F31:Sheet1.K31" chart:label-cell-address="Sheet1.E31:Sheet1.E3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nXCore</text:p>
                <draw:g>
                  <svg:desc>Sheet1.F29:Sheet1.K29</svg:desc>
                </draw:g>
              </table:table-cell>
              <table:table-cell office:value-type="string">
                <text:p>BetweenAS3</text:p>
              </table:table-cell>
              <table:table-cell office:value-type="string">
                <text:p>Actuate</text:p>
              </table:table-cell>
              <table:table-cell office:value-type="string">
                <text:p>TweenX</text:p>
              </table:table-cell>
              <table:table-cell office:value-type="string">
                <text:p>Tweensy</text:p>
              </table:table-cell>
              <table:table-cell office:value-type="string">
                <text:p>Tweener</text:p>
              </table:table-cell>
            </table:table-row>
          </table:table-header-rows>
          <table:table-rows>
            <table:table-row>
              <table:table-cell office:value-type="string">
                <text:p>Chrome(PPAPI)</text:p>
                <draw:g>
                  <svg:desc>Sheet1.E30:Sheet1.E30</svg:desc>
                </draw:g>
              </table:table-cell>
              <table:table-cell office:value-type="float" office:value="58.55">
                <text:p>58.55</text:p>
                <draw:g>
                  <svg:desc>Sheet1.F30:Sheet1.K30</svg:desc>
                </draw:g>
              </table:table-cell>
              <table:table-cell office:value-type="float" office:value="31.82">
                <text:p>31.82</text:p>
              </table:table-cell>
              <table:table-cell office:value-type="float" office:value="15.57">
                <text:p>15.57</text:p>
              </table:table-cell>
              <table:table-cell office:value-type="float" office:value="6.9">
                <text:p>6.9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irefox(NPAPI)</text:p>
                <draw:g>
                  <svg:desc>Sheet1.E31:Sheet1.E31</svg:desc>
                </draw:g>
              </table:table-cell>
              <table:table-cell office:value-type="float" office:value="38.96">
                <text:p>38.96</text:p>
                <draw:g>
                  <svg:desc>Sheet1.F31:Sheet1.K31</svg:desc>
                </draw:g>
              </table:table-cell>
              <table:table-cell office:value-type="float" office:value="24.75">
                <text:p>24.75</text:p>
              </table:table-cell>
              <table:table-cell office:value-type="float" office:value="16.08">
                <text:p>16.08</text:p>
              </table:table-cell>
              <table:table-cell office:value-type="float" office:value="7.12">
                <text:p>7.12</text:p>
              </table:table-cell>
              <table:table-cell office:value-type="float" office:value="5.07">
                <text:p>5.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